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"/>
      <text:p text:style-name="P3">Presentació assignatura</text:p>
      <text:p text:style-name="P4">Comentem web assignatura</text:p>
      <text:p text:style-name="P6">Activem el Classroom d'electricitat</text:p>
      <text:p text:style-name="P4"/>
      <text:p text:style-name="P4">Comencem amb apunts Unitat 1.1 – Introducció</text:p>
      <text:p text:style-name="P4">Comentem fins a 1.6 Mesurament de voltatge i corrent</text:p>
      <text:p text:style-name="P4"/>
      <text:p text:style-name="P4">Baixem al taller a desmuntar calaixos de les taules</text:p>
      <text:p text:style-name="P4"/>
      <text:p text:style-name="P2"/>
      <text:p text:style-name="P2">Dimecres<text:tab/>27/09/23</text:p>
      <text:p text:style-name="P2"/>
      <text:p text:style-name="P2"/>
      <text:p text:style-name="P2">Dijous<text:tab/><text:tab/>28/09/23</text:p>
      <text:p text:style-name="P2"/>
      <text:p text:style-name="P2"/>
      <text:p text:style-name="P2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6T21:47:57.176618650</dc:date>
    <meta:editing-duration>P0D</meta:editing-duration>
    <meta:editing-cycles>3</meta:editing-cycles>
    <meta:document-statistic meta:table-count="0" meta:image-count="0" meta:object-count="0" meta:page-count="1" meta:paragraph-count="11" meta:word-count="44" meta:character-count="318" meta:non-whitespace-character-count="282"/>
  </office:meta>
</office:document-meta>
</file>